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 fo:margin-left="36.00pt" fo:text-indent="0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36.00pt" fo:text-indent="0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 fo:margin-left="36.00pt" fo:text-indent="0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</office:automatic-styles>
  <office:body>
    <office:text>
      <text:p text:style-name="P1"><text:span text:style-name="T1">Az érvelés fajtái</text:span></text:p>
      <text:p text:style-name="P1"><text:span text:style-name="T2"/></text:p>
      <text:p text:style-name="P2"><text:span text:style-name="T3">A</text:span><text:span text:style-name="T4"><text:s/>retorika külön területe</text:span><text:span text:style-name="T5">,<text:s/></text:span><text:span text:style-name="T6">az emberek helyét,</text:span><text:span text:style-name="T7"><text:s/></text:span><text:span text:style-name="T8">szerepét a társadalomban a véleményük határozzák meg</text:span><text:span text:style-name="T9">. H</text:span><text:span text:style-name="T10">a az a cél</text:span><text:span text:style-name="T11">u</text:span><text:span text:style-name="T12">nk hogy elfogadtassuk a véleményünket akkor érvelünk</text:span><text:span text:style-name="T13">. Az o</text:span><text:span text:style-name="T14">lyan retorikus szöveg aminek a célja a hatáskeltés,</text:span><text:span text:style-name="T15"><text:s/></text:span><text:span text:style-name="T16">érvelés</text:span><text:span text:style-name="T17">nek<text:s/></text:span><text:span text:style-name="T18">nevezzük.</text:span><text:span text:style-name="T19"/></text:p>
      <text:p text:style-name="P3"><text:span text:style-name="T20"/></text:p>
      <text:p text:style-name="P3"><text:span text:style-name="T21">érv:<text:s/></text:span><text:span text:style-name="T22">olyan megállapítás vagy körülmény amely véleményünk igazságát bizonyítja </text:span></text:p>
      <text:p text:style-name="P3"><text:span text:style-name="T22">Egyensúlyba kell hozni:</text:span></text:p>
      <text:list text:style-name="L4">
        <text:list-item>
          <text:p text:style-name="P4"><text:span text:style-name="T22">logosz-értelem</text:span></text:p>
        </text:list-item>
        <text:list-item>
          <text:p text:style-name="P4"><text:span text:style-name="T22">éthosz-erkölcs</text:span></text:p>
        </text:list-item>
        <text:list-item>
          <text:p text:style-name="P4"><text:span text:style-name="T22">pathosz-szenvedély</text:span></text:p>
        </text:list-item>
      </text:list>
      <text:p text:style-name="P5"><text:span text:style-name="T23"/></text:p>
      <text:p text:style-name="P6"><text:span text:style-name="T24">- legfontosabb része az érvelésnek a bizonyítás, eközben összefüggést keresni és kimutatni két állítás között</text:span></text:p>
      <text:p text:style-name="P6"><text:span text:style-name="T25"/></text:p>
      <text:p text:style-name="P6"><text:span text:style-name="T26">Érv részei:</text:span></text:p>
      <text:list text:style-name="L7">
        <text:list-item>
          <text:p text:style-name="P7"><text:span text:style-name="T27">Tétel -&gt; megállapítás</text:span></text:p>
        </text:list-item>
        <text:list-item>
          <text:p text:style-name="P7"><text:span text:style-name="T27">Bizonyíték-&gt;el</text:span><text:span text:style-name="T28">őzm</text:span><text:span text:style-name="T29">ény</text:span></text:p>
        </text:list-item>
        <text:list-item>
          <text:p text:style-name="P7"><text:span text:style-name="T30">Összefüggés a kett</text:span><text:span text:style-name="T31">ő k</text:span><text:span text:style-name="T32">özt(ez akkor elmaradhat a rövidített érvr</text:span><text:span text:style-name="T33">ől van sz</text:span><text:span text:style-name="T34">ó)</text:span></text:p>
        </text:list-item>
      </text:list>
      <text:p text:style-name="P8"><text:span text:style-name="T35">Ha mindez megvan akkor háromtagú vagy<text:s/></text:span><text:span text:style-name="T36">teljes érv</text:span><text:span text:style-name="T37">.</text:span></text:p>
      <text:p text:style-name="P8"><text:span text:style-name="T38"/></text:p>
      <text:p text:style-name="P8"><text:span text:style-name="T39">Módszerei</text:span><text:span text:style-name="T40">:</text:span></text:p>
      <text:list text:style-name="L9">
        <text:list-item>
          <text:p text:style-name="P9"><text:span text:style-name="T41">Indukció: egyes-&gt; általános /konkrét tények/ </text:span></text:p>
        </text:list-item>
      </text:list>
      <text:p text:style-name="P10"><text:span text:style-name="T41"><text:tab/>pl.felmérések</text:span><text:span text:style-name="T42"/></text:p>
      <text:list text:style-name="L11">
        <text:list-item>
          <text:p text:style-name="P11"><text:span text:style-name="T43">Dedukció: általános-&gt; egyes </text:span></text:p>
        </text:list-item>
      </text:list>
      <text:p text:style-name="P12"><text:span text:style-name="T43"><text:s text:c="19"/>premissza-&gt;konkluzió</text:span></text:p>
      <text:p text:style-name="P12"><text:span text:style-name="T43"><text:tab/>pl: szillogizmus</text:span></text:p>
      <text:p text:style-name="P12"><text:span text:style-name="T43"><text:s/></text:span></text:p>
      <text:p text:style-name="P12"><text:span text:style-name="T43">Arisztotelész:</text:span><text:span text:style-name="T44"><text:s/></text:span><text:span text:style-name="T45">Minden ember halandó</text:span><text:span text:style-name="T46">,<text:s/></text:span><text:span text:style-name="T47">Szokratész ember</text:span><text:span text:style-name="T48">,<text:s/></text:span><text:span text:style-name="T49">Szokratész halandó</text:span></text:p>
      <text:p text:style-name="P13"><text:span text:style-name="T50"/></text:p>
      <text:p text:style-name="P14"><text:span text:style-name="T51">Téves szillogizmus:</text:span></text:p>
      <text:list text:style-name="L15">
        <text:list-item>
          <text:p text:style-name="P15"><text:span text:style-name="T51">Vannak diákok akik puskáznak-&gt;ez nem fedi le a diákok egészét</text:span><text:span text:style-name="T52"/></text:p>
        </text:list-item>
        <text:list-item>
          <text:p text:style-name="P15"><text:span text:style-name="T53">cáfolat /kritika/</text:span></text:p>
        </text:list-item>
        <text:list-item>
          <text:p text:style-name="P15"><text:span text:style-name="T53">jót a rossztól szétválasztó folyamat,</text:span><text:span text:style-name="T54"><text:s/></text:span><text:span text:style-name="T55">szétválasztja az ellenfél érvelésében a helyes és a helytelen érveket</text:span></text:p>
        </text:list-item>
        <text:list-item>
          <text:p text:style-name="P15"><text:span text:style-name="T55">másik vélemény megtagadása bizonyítékok alapján</text:span></text:p>
        </text:list-item>
      </text:list>
      <text:p text:style-name="P16"><text:span text:style-name="T56"/></text:p>
      <text:p text:style-name="P16"><text:span text:style-name="T57">1.lépés:</text:span></text:p>
      <text:list text:style-name="L17">
        <text:list-item>
          <text:p text:style-name="P17"><text:span text:style-name="T58">pontosan meg kell érteni a másik véleményét,azért hogy megtaláljuk a hibás pontokat</text:span></text:p>
        </text:list-item>
        <text:list-item>
          <text:p text:style-name="P17"><text:span text:style-name="T58">lehet megfontolandó gondolat az ellenfél beszédében</text:span></text:p>
        </text:list-item>
        <text:list-item>
          <text:p text:style-name="P17"><text:span text:style-name="T58">a cáfolatnak épít</text:span><text:span text:style-name="T59">őnek kell lennie nem t</text:span><text:span text:style-name="T60">ámadónak</text:span></text:p>
        </text:list-item>
        <text:list-item>
          <text:p text:style-name="P17"><text:span text:style-name="T61">nem szabad személyeskedni</text:span></text:p>
        </text:list-item>
      </text:list>
      <text:p text:style-name="P18"><text:span text:style-name="T62">Cáfolat lehet</text:span><text:span text:style-name="T63">ős</text:span><text:span text:style-name="T64">égei:</text:span></text:p>
      <text:list text:style-name="L19">
        <text:list-item>
          <text:p text:style-name="P19"><text:span text:style-name="T65">kisebbítés :megpróbáljuk csökkenteni az erejét a másik érvének</text:span></text:p>
        </text:list-item>
        <text:list-item>
          <text:p text:style-name="P19"><text:span text:style-name="T65">kételkedés: pl.<text:s/></text:span><text:span text:style-name="T66">„</text:span><text:span text:style-name="T67">Én nem így olvastam”</text:span></text:p>
        </text:list-item>
        <text:list-item>
          <text:p text:style-name="P19"><text:span text:style-name="T68">egyenes tagadás: pl.<text:s/></text:span><text:span text:style-name="T69">„</text:span><text:span text:style-name="T70">Ön téved”</text:span></text:p>
        </text:list-item>
        <text:list-item>
          <text:p text:style-name="P19"><text:span text:style-name="T71">visszafordítás</text:span></text:p>
        </text:list-item>
        <text:list-item>
          <text:p text:style-name="P19"><text:span text:style-name="T71">rámutatás a helytelen logikára </text:span></text:p>
        </text:list-item>
        <text:list-item>
          <text:p text:style-name="P19"><text:span text:style-name="T71">gúny</text:span></text:p>
        </text:list-item>
      </text:list>
      <text:p text:style-name="P20"><text:span text:style-name="T72"/></text:p>
      <text:p text:style-name="P20"><text:span text:style-name="T73">Eredmény:</text:span></text:p>
      <text:list text:style-name="L21">
        <text:list-item>
          <text:p text:style-name="P21"><text:span text:style-name="T74">meggy</text:span><text:span text:style-name="T75">őz</text:span><text:span text:style-name="T76">és (ezzel a szociálpszichológia foglalkozik)</text:span></text:p>
        </text:list-item>
      </text:list>
      <text:p text:style-name="P22"><text:span text:style-name="T77"/></text:p>
      <text:p text:style-name="P23"><text:span text:style-name="T78">Mindennapi érvelés-meggy</text:span><text:span text:style-name="T79">őz</text:span><text:span text:style-name="T80">és folyamata:</text:span></text:p>
      <text:list text:style-name="L24">
        <text:list-item>
          <text:p text:style-name="P24"><text:span text:style-name="T81">reklám</text:span></text:p>
        </text:list-item>
        <text:list-item>
          <text:p text:style-name="P24"><text:span text:style-name="T81">politika</text:span></text:p>
        </text:list-item>
      </text:list>
      <text:p text:style-name="P25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